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 manifest:full-path="Pictures/TablePreview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3.306cm" fo:min-width="11.098cm"/>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paragraph-properties fo:margin-top="0cm" fo:margin-bottom="0cm"/>
    </style:style>
    <style:style style:name="P8" style:family="paragraph">
      <style:paragraph-properties fo:margin-top="0cm" fo:margin-bottom="0cm" fo:line-height="100%"/>
    </style:style>
    <style:style style:name="P9" style:family="paragraph">
      <style:paragraph-properties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4pt" style:font-size-asian="24pt" style:font-size-complex="24pt"/>
    </style:style>
    <style:style style:name="T9" style:family="text">
      <style:text-properties fo:font-size="20pt"/>
    </style:style>
    <style:style style:name="T10" style:family="text">
      <style:text-properties fo:font-family="'Liberation Mono'" style:font-family-generic="modern" style:font-pitch="fixed" fo:font-size="15pt" style:font-size-asian="15pt" style:font-size-complex="15pt"/>
    </style:style>
    <style:style style:name="T11" style:family="text">
      <style:text-properties fo:font-family="'Liberation Mono'" style:font-family-generic="modern" style:font-pitch="fixed" fo:font-size="20pt" style:font-size-asian="20pt" style:font-size-complex="20pt"/>
    </style:style>
    <style:style style:name="T12" style:family="text">
      <style:text-properties style:use-window-font-color="true"/>
    </style:style>
    <style:style style:name="T13"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4" style:family="text">
      <style:text-properties fo:font-family="'Liberation Mono'" style:font-family-generic="modern" style:font-pitch="fixed" fo:font-size="15pt" style:font-size-asian="15pt" style:font-size-complex="15pt"/>
    </style:style>
    <style:style style:name="T15" style:family="text">
      <style:text-properties fo:font-family="Albany" style:font-family-generic="swis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quite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and the executor.</text:p>
              <text:p>It's not well known because it's a rather recent feature. The first hook appeared in 8.3. Actually, 5 hooks appeared in 8.3, 8 in 8.4, 2 in 9.0, and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Most used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according to enterprise rules.</text:p>
              <text:p>The ClientAuthentication hook makes it possible to add other checks to allow or deny connections.</text:p>
              <text:p>The ProcessUtility is used by https://github.com/dimitri/pgextwlist</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L/pgsql plugin hooks</text:p>
          </draw:text-box>
        </draw:frame>
        <draw:frame draw:style-name="standard" draw:layer="layout" svg:width="25.26cm" svg:height="5.831cm" svg:x="1.399cm" svg:y="4.915cm">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func_setup</text:span></text:p>
              </table:table-cell>
              <table:table-cell table:style-name="ce3">
                <text:p><text:span text:style-name="T4">8.2</text:span></text:p>
              </table:table-cell>
            </table:table-row>
            <table:table-row table:style-name="ro1" table:default-cell-style-name="ce3">
              <table:table-cell>
                <text:p><text:span text:style-name="T3">func_beg</text:span></text:p>
              </table:table-cell>
              <table:table-cell>
                <text:p><text:span text:style-name="T4">8.2</text:span></text:p>
              </table:table-cell>
            </table:table-row>
            <table:table-row table:style-name="ro1" table:default-cell-style-name="ce4">
              <table:table-cell>
                <text:p><text:span text:style-name="T5">func_end</text:span></text:p>
              </table:table-cell>
              <table:table-cell>
                <text:p><text:span text:style-name="T5">8.2</text:span></text:p>
              </table:table-cell>
            </table:table-row>
            <table:table-row table:style-name="ro1" table:default-cell-style-name="ce4">
              <table:table-cell>
                <text:p><text:span text:style-name="T5">stmt_beg</text:span></text:p>
              </table:table-cell>
              <table:table-cell>
                <text:p><text:span text:style-name="T5">8.2</text:span></text:p>
              </table:table-cell>
            </table:table-row>
            <table:table-row table:style-name="ro1" table:default-cell-style-name="ce4">
              <table:table-cell>
                <text:p><text:span text:style-name="T5">stmt_end</text:span></text:p>
              </table:table-cell>
              <table:table-cell>
                <text:p><text:span text:style-name="T5">8.2</text:span></text:p>
              </table:table-cell>
            </table:table-row>
          </table:table>
          <draw:image xlink:href="Pictures/TablePreview3.svm" xlink:type="simple" xlink:show="embed" xlink:actuate="onLoad"/>
        </draw:frame>
        <draw:frame draw:style-name="gr2" draw:text-style-name="P6" draw:layer="layout" svg:width="7.112cm" svg:height="4.027cm" svg:x="17.272cm" svg:y="12.483cm">
          <draw:text-box>
            <text:p><text:span text:style-name="T8">Used by</text:span></text:p>
            <text:list text:style-name="L2">
              <text:list-item>
                <text:p><text:span text:style-name="T8">pldebugger,</text:span></text:p>
              </text:list-item>
              <text:list-item>
                <text:p><text:span text:style-name="T8">plprofiler,</text:span></text:p>
              </text:list-item>
              <text:list-item>
                <text:p><text:span text:style-name="T8">log_functions.</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9">The PL/pgsql language allows a shared library to hook plugins. AFAIK, its only use is by the debugger, and the profiler written by EnterpriseDB.</text:span></text:p>
              <text:p><text:span text:style-name="T9">Another name (plugin), but same idea behind.</text:span></text:p>
              <text:p><text:span text:style-name="T9"/></text:p>
              <text:list text:style-name="L2">
                <text:list-item>
                  <text:p><text:span text:style-name="T9">PlpgSQL_plugin</text:span></text:p>
                </text:list-item>
                <text:list-item>
                  <text:p>Used by EDB's PL/pgsql debugger, and profiler</text:p>
                </text:list-item>
              </text:list>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When PostgreSQL has to load a shared library, it first loads it into memory, and then executes a function called _PG_init. This function is available in most of shared libraries, so that they can initialize memory and stuff like that.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text:span text:style-name="T9">We have one function called at load time, we also have one at unload time.</text:span></text:p>
              <text:p><text:span text:style-name="T9">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10">/* Hook for plugins to get control in ClientAuthentication() */</text:span></text:p>
            <text:p><text:span text:style-name="T10">typedef void (*ClientAuthentication_hook_type) (Port *, int);</text:span></text:p>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 type.</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10">/*</text:span></text:p>
            <text:p><text:span text:style-name="T10"><text:s/></text:span><text:span text:style-name="T10">* This hook allows plugins to get control following client authentication,</text:span></text:p>
            <text:p><text:span text:style-name="T10"><text:s/></text:span><text:span text:style-name="T10">* but before the user has been informed about the results. <text:s/>It could be used</text:span></text:p>
            <text:p><text:span text:style-name="T10"><text:s/></text:span><text:span text:style-name="T10">* to record login events, insert a delay after failed authentication, etc.</text:span></text:p>
            <text:p><text:span text:style-name="T10"><text:s/></text:span><text:span text:style-name="T10">*/</text:span></text:p>
            <text:p><text:span text:style-name="T10">ClientAuthentication_hook_type ClientAuthentication_hook = NULL;</text:span></text:p>
            <text:p><text:span text:style-name="T11"/></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declares the ClientAuthentication_hook global function pointer and sets its initial value to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10"><text:s text:c="4"/></text:span><text:span text:style-name="T10">if (ClientAuthentication_hook)</text:span></text:p>
            <text:p><text:span text:style-name="T10"><text:s text:c="8"/></text:span><text:span text:style-name="T10">(*ClientAuthentication_hook) (port, status);</text:span></text:p>
            <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checks if the ClientAuthentication hook has been set up. If it has, it will be executed.</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item>
                    <text:p>func_beg</text:p>
                  </text:list-item>
                </text:list>
              </text:list-item>
            </text:list>
            <text:list text:style-name="L1">
              <text:list-item>
                <text:p>And various examples</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check_password, and func_beg.</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give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2"/></text:p>
              </text:list-item>
            </text:list>
            <text:p text:style-name="P7"><text:span text:style-name="T13">static ClientAuthentication_hook_type prev_client_auth_hook = NULL;</text:span></text:p>
            <text:p text:style-name="P7"><text:span text:style-name="T13"/></text:p>
            <text:p text:style-name="P7"><text:span text:style-name="T13">/* Module entry point */ </text:span></text:p>
            <text:p text:style-name="P7"><text:span text:style-name="T13">void </text:span></text:p>
            <text:p text:style-name="P7"><text:span text:style-name="T13">_PG_init(void) </text:span></text:p>
            <text:p text:style-name="P7"><text:span text:style-name="T13">{ </text:span></text:p>
            <text:p text:style-name="P7"><text:span text:style-name="T13"><text:s text:c="4"/></text:span><text:span text:style-name="T13">prev_client_auth_hook = ClientAuthentication_hook; </text:span></text:p>
            <text:p text:style-name="P7"><text:span text:style-name="T13"><text:s text:c="4"/></text:span><text:span text:style-name="T13">ClientAuthentication_hook = my_client_auth; </text:span></text:p>
            <text:p text:style-name="P7"><text:span text:style-name="T13">} </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8"><text:span text:style-name="T10">static void my_client_auth(Port *port, int status) </text:span></text:p>
            <text:p text:style-name="P8"><text:span text:style-name="T10">{ </text:span></text:p>
            <text:p text:style-name="P8"><text:span text:style-name="T10"><text:s text:c="4"/></text:span><text:span text:style-name="T10">struct stat buf; </text:span></text:p>
            <text:p text:style-name="P8"><text:span text:style-name="T10"/></text:p>
            <text:p text:style-name="P8"><text:span text:style-name="T10"><text:s text:c="4"/></text:span><text:span text:style-name="T10">if (prev_client_auth_hook) </text:span></text:p>
            <text:p text:style-name="P8"><text:span text:style-name="T10"><text:s text:c="8"/></text:span><text:span text:style-name="T10">(*</text:span><text:span text:style-name="T14">prev</text:span><text:span text:style-name="T10">_client_auth_hook) (port, status); </text:span></text:p>
            <text:p text:style-name="P8"><text:span text:style-name="T10"/></text:p>
            <text:p text:style-name="P8"><text:span text:style-name="T10"><text:s text:c="4"/></text:span><text:span text:style-name="T10">if (status != STATUS_OK) </text:span></text:p>
            <text:p text:style-name="P8"><text:span text:style-name="T10"><text:s text:c="8"/></text:span><text:span text:style-name="T10">return; </text:span></text:p>
            <text:p text:style-name="P8"><text:span text:style-name="T10"/></text:p>
            <text:p text:style-name="P8"><text:span text:style-name="T10"><text:s text:c="4"/></text:span><text:span text:style-name="T10">if(!stat("/tmp/connection.stopped", &amp;buf)) </text:span></text:p>
            <text:p text:style-name="P8"><text:span text:style-name="T10"><text:s text:c="8"/></text:span><text:span text:style-name="T10">ereport(FATAL, (errcode(ERRCODE_INTERNAL_ERROR),</text:span></text:p>
            <text:p text:style-name="P8"><text:span text:style-name="T10"><text:s text:c="12"/></text:span><text:span text:style-name="T10">errmsg("Connection not authorized!!"))); </text:span></text:p>
            <text:p text:style-name="P8"><text:span text:style-name="T10">} </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 Saved hook values in case of unload */</text:span></text:p>
            <text:p text:style-name="P7"><text:span text:style-name="T13">static ExecutorEnd_hook_type prev_ExecutorEnd = NULL;</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rev_ExecutorEnd = ExecutorEnd_hook;</text:span></text:p>
            <text:p text:style-name="P7"><text:span text:style-name="T13"><text:s text:c="2"/></text:span><text:span text:style-name="T13">ExecutorEnd_hook = pgluq_ExecutorEnd;</text:span></text:p>
            <text:p text:style-name="P7"><text:span text:style-name="T13">}</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9">This function saves the previous hook on ExecutorEnd_hook, and installs our own function as the new hook.</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8"><text:span text:style-name="T10">static void</text:span></text:p>
            <text:p text:style-name="P8"><text:span text:style-name="T10">pgluq_ExecutorEnd(QueryDesc *queryDesc)</text:span></text:p>
            <text:p text:style-name="P8"><text:span text:style-name="T10">{</text:span></text:p>
            <text:p text:style-name="P8"><text:span text:style-name="T10"><text:s text:c="2"/></text:span><text:span text:style-name="T10">Assert(query != NULL);</text:span></text:p>
            <text:p text:style-name="P8"><text:span text:style-name="T10"/></text:p>
            <text:p text:style-name="P8"><text:span text:style-name="T10"><text:s text:c="2"/></text:span><text:span text:style-name="T10">if (superuser())</text:span></text:p>
            <text:p text:style-name="P8"><text:span text:style-name="T10"><text:s text:c="4"/></text:span><text:span text:style-name="T10">elog(log_level, "superuser %s fired this query %s", </text:span></text:p>
            <text:p text:style-name="P8"><text:span text:style-name="T10"><text:s text:c="9"/></text:span><text:span text:style-name="T10">GetUserNameFromId(GetUserId()),</text:span></text:p>
            <text:p text:style-name="P8"><text:span text:style-name="T10"><text:s text:c="9"/></text:span><text:span text:style-name="T10">query);</text:span></text:p>
            <text:p text:style-name="P8"><text:span text:style-name="T10"/></text:p>
            <text:p text:style-name="P8"><text:span text:style-name="T10"><text:s text:c="2"/></text:span><text:span text:style-name="T10">if (prev_ExecutorEnd)</text:span></text:p>
            <text:p text:style-name="P8"><text:span text:style-name="T10"><text:s text:c="4"/></text:span><text:span text:style-name="T10">prev_ExecutorEnd(queryDesc);</text:span></text:p>
            <text:p text:style-name="P8"><text:span text:style-name="T10"><text:s text:c="2"/></text:span><text:span text:style-name="T10">else</text:span></text:p>
            <text:p text:style-name="P8"><text:span text:style-name="T10"><text:s text:c="4"/></text:span><text:span text:style-name="T10">standard_ExecutorEnd(queryDesc);</text:span></text:p>
            <text:p text:style-name="P8"><text:span text:style-name="T10">}</text:span></text:p>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9">This function first checks if the user is a superuser. If he is, it calls elog() to log the query and the username.</text:span></text:p>
              <text:p><text:span text:style-name="T9">Then, it executes the previous ExecutorEnd_hook if there was one.</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2"/></text:p>
              </text:list-item>
            </text:list>
            <text:p text:style-name="P7"><text:span text:style-name="T13">void _PG_fini(void)</text:span></text:p>
            <text:p text:style-name="P7"><text:span text:style-name="T13">{</text:span></text:p>
            <text:p text:style-name="P7"><text:span text:style-name="T13"><text:s text:c="2"/></text:span><text:span text:style-name="T13">ExecutorEnd_hook = prev_ExecutorEnd;</text:span></text:p>
            <text:p text:style-name="P7"><text:span text:style-name="T13">}</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9">And this last function sets the hook with the previous ExecutorEnd_hook.</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9">The check_password hook enables an extension to get control when a user executes a CREATE USER or ALTER USER query. It gets control before the statement is commited.</text:span></text:p>
              <text:p><text:span text:style-name="T9">It's pretty usefull to check the password according to some enterprise rules. It can be used to log changes of passwords, and to deny using plain text passwords in CREATE/ALTER USER statements.</text:span></text:p>
              <text:p><text:span text:style-name="T9">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draw:text-box>
              <text:p><text:span text:style-name="T9">This hook function takes much more parameters. Username and password are self explanatory.</text:span></text:p>
              <text:p><text:span text:style-name="T9">password_type allows the hook function to know if it is an encrypted password or a plain text one. An encrypted password is always encrypted with MD5. Crypt was available until the 8.4 release.</text:span></text:p>
              <text:p><text:span text:style-name="T9">The validuntil_* parameters give informations on the validity timestamp limit on the password.</text:span></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9">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void _PG_init(void)</text:span></text:p>
            <text:p text:style-name="P7"><text:span text:style-name="T13">{</text:span></text:p>
            <text:p text:style-name="P7"><text:span text:style-name="T13"><text:s text:c="2"/></text:span><text:span text:style-name="T13">check_password_hook = check_password;</text:span></text:p>
            <text:p text:style-name="P7"><text:span text:style-name="T13">}</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9">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8"><text:span text:style-name="T10">static void</text:span></text:p>
            <text:p text:style-name="P8"><text:span text:style-name="T10">check_password(const char *username,</text:span></text:p>
            <text:p text:style-name="P8"><text:span text:style-name="T10"><text:s text:c="2"/></text:span><text:span text:style-name="T10">const char *password, int password_type,</text:span></text:p>
            <text:p text:style-name="P8"><text:span text:style-name="T10"><text:s text:c="2"/></text:span><text:span text:style-name="T10">Datum validuntil_time, bool validuntil_null)</text:span></text:p>
            <text:p text:style-name="P8"><text:span text:style-name="T10">{</text:span></text:p>
            <text:p text:style-name="P8"><text:span text:style-name="T10"><text:s text:c="2"/></text:span><text:span text:style-name="T10">if (password_type == PASSWORD_TYPE_PLAINTEXT)</text:span></text:p>
            <text:p text:style-name="P8"><text:span text:style-name="T10"><text:s text:c="2"/></text:span><text:span text:style-name="T10">{</text:span></text:p>
            <text:p text:style-name="P8"><text:span text:style-name="T10"><text:s text:c="4"/></text:span><text:span text:style-name="T10">ereport(ERROR,</text:span></text:p>
            <text:p text:style-name="P8"><text:span text:style-name="T10"><text:s text:c="6"/></text:span><text:span text:style-name="T10">(errcode(ERRCODE_INVALID_PARAMETER_VALUE),</text:span></text:p>
            <text:p text:style-name="P8"><text:span text:style-name="T10"><text:s text:c="7"/></text:span><text:span text:style-name="T10">errmsg("password is not encrypted")));</text:span></text:p>
            <text:p text:style-name="P8"><text:span text:style-name="T10"><text:s text:c="2"/></text:span><text:span text:style-name="T10">}</text:span></text:p>
            <text:p text:style-name="P8"><text:span text:style-name="T10">}</text:span></text:p>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9">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Before BEGIN block of a PL/pgsql function</text:p>
                  </text:list-item>
                </text:list>
              </text:list-item>
            </text:list>
            <text:list text:style-name="L1">
              <text:list-item>
                <text:p>Usefull to</text:p>
              </text:list-item>
            </text:list>
            <text:list text:style-name="L3">
              <text:list-item>
                <text:list>
                  <text:list-item>
                    <text:p>Log start of each function</text:p>
                  </text:list-item>
                  <text:list-item>
                    <text:p>Profile functions</text:p>
                  </text:list-item>
                  <text:list-item>
                    <text:p>Debug function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draw:text-box>
              <text:p><text:span text:style-name="T9">The func_beg hook helps a plugin to get control at the BEGIN statement of a PL/pgsql stored function.</text:span></text:p>
              <text:p><text:span text:style-name="T9">Therefore, the plugin can log the use of each function, and can help profiling and debugging the function.</text:span></text:p>
            </draw:text-box>
          </draw:frame>
        </presentation:notes>
      </draw:page>
      <draw:page draw:name="page3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pldebugger</text:p>
                  </text:list-item>
                  <text:list-item>
                    <text:p>plprofiler</text:p>
                  </text:list-item>
                  <text:list-item>
                    <text:p>log_functions (https://github.com/gleu/log_function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presentation:user-transformed="true">
            <draw:text-box>
              <text:p><text:span text:style-name="T9">Three extensions already use this hook:</text:span></text:p>
              <text:list text:style-name="L2">
                <text:list-item>
                  <text:p><text:span text:style-name="T9">pldebugger provides a debugger for PL/pgsql functions</text:span></text:p>
                </text:list-item>
                <text:list-item>
                  <text:p><text:span text:style-name="T9">plprofiler provides a profiler for PL/pgsql functions</text:span></text:p>
                </text:list-item>
                <text:list-item>
                  <text:p><text:span text:style-name="T9">log_functions, available on GitHub, allows to log the use of each functions, its duration, and the duration of each statement.</text:span></text:p>
                </text:list-item>
              </text:list>
            </draw:text-box>
          </draw:frame>
        </presentation:notes>
      </draw:page>
      <draw:page draw:name="page3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func_beg function</text:p>
          </draw:text-box>
        </draw:frame>
        <draw:frame presentation:style-name="pr8" draw:layer="layout" svg:width="25.191cm" svg:height="13.863cm" svg:x="1.399cm" svg:y="4.915cm" presentation:class="outline" presentation:user-transformed="true">
          <draw:text-box>
            <text:list text:style-name="L1">
              <text:list-item>
                <text:p>Two parameters</text:p>
              </text:list-item>
            </text:list>
            <text:list text:style-name="L3">
              <text:list-item>
                <text:list>
                  <text:list-item>
                    <text:p>f (PlpgSQL_execstate *estate, PLpgSQL_function *func)</text:p>
                  </text:list-item>
                </text:list>
              </text:list-item>
            </text:list>
            <text:list text:style-name="L1">
              <text:list-item>
                <text:p>estate is a complete structure described in src/pl/plpgsql/plpgsql.h</text:p>
              </text:list-item>
              <text:list-item>
                <text:p>func is a complete structure described in src/pl/plpgsql/plpgsql.h</text:p>
              </text:list-item>
            </text:list>
            <text:list text:style-name="L3">
              <text:list-item>
                <text:list>
                  <text:list-item>
                    <text:p>Name, OID, return type,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draw:text-box>
              <text:p><text:span text:style-name="T9">The func_beg hook function requires two parameters: a PLpgSQL_execstate structure, and a PlpgSQL_function structure</text:span><text:span text:style-name="T9">.</text:span></text:p>
              <text:p><text:span text:style-name="T9">The first one gives lots of information on the execution state of the function and the second one gives information on the function being executed (name, oid, etc.).</text:span></text:p>
            </draw:text-box>
          </draw:frame>
        </presentation:notes>
      </draw:page>
      <draw:page draw:name="page3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5" draw:layer="layout" svg:width="25.191cm" svg:height="13.864cm" svg:x="1.399cm" svg:y="4.915cm" presentation:class="outline">
          <draw:text-box>
            <text:list text:style-name="L1">
              <text:list-item>
                <text:p>Example: log each function executed</text:p>
              </text:list-item>
              <text:list-item>
                <text:p>Needs two functions</text:p>
              </text:list-item>
            </text:list>
            <text:list text:style-name="L3">
              <text:list-item>
                <text:list>
                  <text:list-item>
                    <text:p>One to install the hook</text:p>
                  </text:list-item>
                  <text:list-item>
                    <text:p>Another one to log the function nam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9">Here is an example of a new extension using the func_beg hook.</text:span></text:p>
              <text:p><text:span text:style-name="T9">Our example will log each function executed.</text:span></text:p>
              <text:p><text:span text:style-name="T9">We need two functions:</text:span></text:p>
              <text:list text:style-name="L2">
                <text:list-item>
                  <text:p><text:span text:style-name="T9">The first one will install the hook ;</text:span></text:p>
                </text:list-item>
                <text:list-item>
                  <text:p><text:span text:style-name="T9">The second one will log the function name.</text:span></text:p>
                </text:list-item>
              </text:list>
            </draw:text-box>
          </draw:frame>
        </presentation:notes>
      </draw:page>
      <draw:page draw:name="page3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3"/></text:p>
              </text:list-item>
            </text:list>
            <text:p text:style-name="P7"><text:span text:style-name="T13">static PLpgSQL_plugin plugin_funcs = { profiler_func_beg };</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LpgSQL_plugin ** var_ptr = (PLpgSQL_plugin **)</text:span></text:p>
            <text:p text:style-name="P7"><text:span text:style-name="T13"><text:s text:c="17"/></text:span><text:span text:style-name="T13">find_rendezvous_variable("PLpgSQL_plugin");</text:span></text:p>
            <text:p text:style-name="P7"><text:span text:style-name="T13"><text:s text:c="2"/></text:span><text:span text:style-name="T13">*var_ptr = &amp;plugin_funcs;</text:span></text:p>
            <text:p text:style-name="P7"><text:span text:style-name="T13">}</text:span></text:p>
            <text:p text:style-name="P7"><text:span text:style-name="T13"/></text:p>
            <text:p text:style-name="P7"><text:span text:style-name="T13">void load_plugin(PLpgSQL_plugin *hooks)</text:span></text:p>
            <text:p text:style-name="P7"><text:span text:style-name="T13">{</text:span></text:p>
            <text:p text:style-name="P7"><text:span text:style-name="T13"><text:s text:c="2"/></text:span><text:span text:style-name="T13">hooks-&gt;func_beg = profiler_func_beg;</text:span></text:p>
            <text:p text:style-name="P7"><text:span text:style-name="T13">}</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9">The initialization of the hook must happen in the _PG_init function. This function is called when PostgreSQL loads the shared library.</text:span></text:p>
              <text:p><text:span text:style-name="T9">It's a little bit more complicated than the rest of our examples.</text:span></text:p>
            </draw:text-box>
          </draw:frame>
        </presentation:notes>
      </draw:page>
      <draw:page draw:name="page3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Log function name</text:p>
                <text:p/>
              </text:list-item>
            </text:list>
            <text:p text:style-name="P8"><text:span text:style-name="T10">static void profiler_func_beg(PLpgSQL_execstate *estate,</text:span></text:p>
            <text:p text:style-name="P8"><text:span text:style-name="T10"><text:s text:c="30"/></text:span><text:span text:style-name="T10">PLpgSQL_function <text:s/>*func)</text:span></text:p>
            <text:p text:style-name="P8"><text:span text:style-name="T10">{</text:span></text:p>
            <text:p text:style-name="P8"><text:span text:style-name="T10"><text:s text:c="4"/></text:span><text:span text:style-name="T10">elog(LOG, "Execute function %s", func-&gt;fn_name);</text:span></text:p>
            <text:p text:style-name="P8"><text:span text:style-name="T10">}</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9">Here is the function that does the actual work.</text:span></text:p>
              <text:p><text:span text:style-name="T9">It simply calls elog to log the execution of the function, and adds the name of the function (found in the func structure).</text:span></text:p>
            </draw:text-box>
          </draw:frame>
        </presentation:notes>
      </draw:page>
      <draw:page draw:name="page3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8"><text:span text:style-name="T10">MODULE_big = your_hook</text:span></text:p>
            <text:p text:style-name="P8"><text:span text:style-name="T10">OBJS = your_hook.o</text:span></text:p>
            <text:p text:style-name="P8"><text:span text:style-name="T10"/></text:p>
            <text:p text:style-name="P8"><text:span text:style-name="T10">ifdef USE_PGXS</text:span></text:p>
            <text:p text:style-name="P8"><text:span text:style-name="T10">PG_CONFIG = pg_config</text:span></text:p>
            <text:p text:style-name="P8"><text:span text:style-name="T10">PGXS := $(shell $(PG_CONFIG) --pgxs)</text:span></text:p>
            <text:p text:style-name="P8"><text:span text:style-name="T10">include $(PGXS)</text:span></text:p>
            <text:p text:style-name="P8"><text:span text:style-name="T10">else</text:span></text:p>
            <text:p text:style-name="P8"><text:span text:style-name="T10">subdir = contrib/your_hook</text:span></text:p>
            <text:p text:style-name="P8"><text:span text:style-name="T10">top_builddir = ../..</text:span></text:p>
            <text:p text:style-name="P8"><text:span text:style-name="T10">include $(top_builddir)/src/Makefile.global</text:span></text:p>
            <text:p text:style-name="P8"><text:span text:style-name="T10">include $(top_srcdir)/contrib/contrib-global.mk</text:span></text:p>
            <text:p text:style-name="P8"><text:span text:style-name="T10">endif</text:span></text:p>
            <text:p text:style-name="P8"><text:span text:style-name="T10"/></text:p>
            <text:list text:continue-numbering="true"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4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8"><text:span text:style-name="T10">$ make USE_PGXS=1</text:span></text:p>
            <text:p text:style-name="P8"><text:span text:style-name="T10">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8"><text:span text:style-name="T10">gcc -O2 -Wall -Wmissing-prototypes -Wpointer-arith -Wdeclaration-after-statement -Wendif-labels -Wformat-security -fno-strict-aliasing -fwrapv -fexcess-precision=standard -fpic -shared -o your_hook.so only_encrypted_passwords.o -L/opt/postgresql-9.1/lib -Wl,--as-needed -Wl,-rpath,'/opt/postgresql-9.1/lib',--enable-new-dtags</text:span></text:p>
            <text:list text:continue-numbering="true" text:style-name="L1">
              <text:list-item>
                <text:p text:style-name="P8"><text:span text:style-name="T15">Can't use PGXS with PL/pgsql plugins</text:span></text:p>
              </text:list-item>
            </text:list>
            <text:list text:style-name="L3">
              <text:list-item>
                <text:list>
                  <text:list-item>
                    <text:p text:style-name="P9"><text:span text:style-name="T15">But will be possible in 9.2 (thanks to Heikki for working on the patch)</text:span></text:p>
                  </text:list-item>
                </text:list>
              </text:list-item>
            </text:list>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41"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8"><text:span text:style-name="T10">$ make USE_PGXS=1 install</text:span></text:p>
            <text:p text:style-name="P8"><text:span text:style-name="T10">/bin/mkdir -p '/opt/postgresql-9.1/lib'</text:span></text:p>
            <text:p text:style-name="P8"><text:span text:style-name="T10">/bin/sh /opt/postgresql-9.1/lib/pgxs/src/makefiles/../../config/install-sh -c -m 755 <text:s/>your_hook.so '/opt/postgresql-9.1/lib/your_hook.so' <text:s/></text:span></text:p>
            <text:p text:style-name="P8"><text:span text:style-name="T10"/></text:p>
          </draw:text-box>
        </draw:frame>
        <presentation:notes draw:style-name="dp2">
          <draw:page-thumbnail draw:style-name="gr1" draw:layer="layout" svg:width="14.848cm" svg:height="11.136cm" svg:x="3.075cm" svg:y="2.257cm" draw:page-number="41" presentation:class="page"/>
          <draw:frame presentation:style-name="pr9" draw:text-style-name="P4" draw:layer="layout" svg:width="16.799cm" svg:height="13.364cm" svg:x="2.1cm" svg:y="14.107cm" presentation:class="notes">
            <draw:text-box>
              <text:p><text:span text:style-name="T9">You'll still use make to install the shared library.</text:span></text:p>
            </draw:text-box>
          </draw:frame>
        </presentation:notes>
      </draw:page>
      <draw:page draw:name="page4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PGXS</text:p>
          </draw:text-box>
        </draw:frame>
        <draw:frame presentation:style-name="pr8" draw:layer="layout" svg:width="25.191cm" svg:height="13.863cm" svg:x="1.399cm" svg:y="4.915cm" presentation:class="outline">
          <draw:text-box>
            <text:list text:style-name="L1">
              <text:list-item>
                <text:p>It's better to rely only on PGXS (if possible)</text:p>
              </text:list-item>
              <text:list-item>
                <text:p>Makefile looks like this:</text:p>
              </text:list-item>
            </text:list>
            <text:p text:style-name="P8"><text:span text:style-name="T14">MODULE_big = your_hook</text:span></text:p>
            <text:p text:style-name="P8"><text:span text:style-name="T14">OBJS = your_hook.o</text:span></text:p>
            <text:p text:style-name="P8"><text:span text:style-name="T14"/></text:p>
            <text:p text:style-name="P8"><text:span text:style-name="T14">PG_CONFIG = pg_config</text:span></text:p>
            <text:p text:style-name="P8"><text:span text:style-name="T14">PGXS := $(shell $(PG_CONFIG) --pgxs)</text:span></text:p>
            <text:p text:style-name="P8"><text:span text:style-name="T14">include $(PGXS)</text:span></text:p>
            <text:p text:style-name="P8"><text:span text:style-name="T14"/></text:p>
            <text:list text:continue-numbering="true" text:style-name="L1">
              <text:list-item>
                <text:p>So much simpler...</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9" draw:layer="layout" svg:width="16.799cm" svg:height="13.364cm" svg:x="2.1cm" svg:y="14.107cm" presentation:class="notes" presentation:placeholder="true">
            <draw:text-box/>
          </draw:frame>
        </presentation:notes>
      </draw:page>
      <draw:page draw:name="page43"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text-style-name="P4" draw:layer="layout" svg:width="16.799cm" svg:height="13.364cm" svg:x="2.1cm" svg:y="14.107cm" presentation:class="notes">
            <draw:text-box>
              <text:p><text:span text:style-name="T9">To use a hook, you first need to install the shared library.</text:span></text:p>
              <text:p><text:span text:style-name="T9">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9">Don't forget to uncomment the line if it's commented.</text:span></text:p>
              <text:p><text:span text:style-name="T9">Then, the only remaining work is to restart PostgreSQL.</text:span></text:p>
            </draw:text-box>
          </draw:frame>
        </presentation:notes>
      </draw:page>
      <draw:page draw:name="page4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8"><text:span text:style-name="T11">shared_preload_libraries = 'only_encrypted_passwords'</text:span></text:p>
            <text:p text:style-name="P8"><text:span text:style-name="T11"/></text:p>
            <text:list text:continue-numbering="true" text:style-name="L1">
              <text:list-item>
                <text:p>Restart PostgreSQL</text:p>
              </text:list-item>
            </text:list>
            <text:p text:style-name="P8"><text:span text:style-name="T10">$ pg_ctl start</text:span></text:p>
            <text:p text:style-name="P8"><text:span text:style-name="T10">server starting</text:span></text:p>
            <text:p text:style-name="P8"><text:span text:style-name="T10">2012-01-28 16:01:32 CET <text:s/>LOG: <text:s/>loaded library "only_encrypted_passwords"</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text-style-name="P4" draw:layer="layout" svg:width="16.799cm" svg:height="13.364cm" svg:x="2.1cm" svg:y="14.107cm" presentation:class="notes">
            <draw:text-box>
              <text:p><text:span text:style-name="T9">Here is example showing how to install the only_encrypted_password shared library, that used the checkpassword_hook.</text:span></text:p>
            </draw:text-box>
          </draw:frame>
        </presentation:notes>
      </draw:page>
      <draw:page draw:name="page45"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8"><text:span text:style-name="T10">postgres=# CREATE USER u1 PASSWORD 'supersecret';</text:span></text:p>
            <text:p text:style-name="P8"><text:span text:style-name="T10">ERROR: <text:s/>password is not encrypted</text:span></text:p>
            <text:p text:style-name="P8"><text:span text:style-name="T10"/></text:p>
            <text:p text:style-name="P8"><text:span text:style-name="T10">postgres=# CREATE USER u1 PASSWORD 'md5f96c038c1bf28d837c32cc62fa97910a';</text:span></text:p>
            <text:p text:style-name="P8"><text:span text:style-name="T10">CREATE ROLE</text:span></text:p>
            <text:p text:style-name="P8"><text:span text:style-name="T10"/></text:p>
            <text:p text:style-name="P8"><text:span text:style-name="T10">postgres=# ALTER USER u1 PASSWORD 'f96c038c1bf28d837c32cc62fa97910a';</text:span></text:p>
            <text:p text:style-name="P8"><text:span text:style-name="T10">ERROR: <text:s/>password is not encrypted</text:span></text:p>
            <text:p text:style-name="P8"><text:span text:style-name="T10"/></text:p>
            <text:p text:style-name="P8"><text:span text:style-name="T10">postgres=# ALTER USER u1 PASSWORD 'md5f96c038c1bf28d837c32cc62fa97910a';</text:span></text:p>
            <text:p text:style-name="P8"><text:span text:style-name="T10">ALTER ROLE</text:span></text:p>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text-style-name="P4" draw:layer="layout" svg:width="16.799cm" svg:height="13.364cm" svg:x="2.1cm" svg:y="14.107cm" presentation:class="notes">
            <draw:text-box>
              <text:p><text:span text:style-name="T9">And here is an example that shows its use.</text:span></text:p>
            </draw:text-box>
          </draw:frame>
        </presentation:notes>
      </draw:page>
      <draw:page draw:name="page4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text:p>
          </draw:text-box>
        </draw:frame>
        <draw:frame presentation:style-name="pr5" draw:layer="layout" svg:width="25.191cm" svg:height="13.864cm" svg:x="1.524cm" svg:y="4.344cm" presentation:class="outline" presentation:user-transformed="true">
          <draw:text-box>
            <text:list text:style-name="L1">
              <text:list-item>
                <text:p>Logging hook, by Martin Pihlak</text:p>
              </text:list-item>
            </text:list>
            <text:list text:style-name="L3">
              <text:list-item>
                <text:list>
                  <text:list-item>
                    <text:p>emit_log_hook</text:p>
                  </text:list-item>
                  <text:list-item>
                    <text:p>Intercept messages before they are sent to the server log</text:p>
                  </text:list-item>
                  <text:list-item>
                    <text:p>Custom log filtering</text:p>
                  </text:list-item>
                  <text:list-item>
                    <text:p>Used by pg_journal (http://www.pgxn.org/dist/pg_journal/0.1.0/)</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 Commited in early march (http://git.postgresql.org/pg/commitdiff/19dbc3463161a142537ba5c569c8e6a073a318de)</text:p>
            </draw:text-box>
          </draw:frame>
        </presentation:notes>
      </draw:page>
      <draw:page draw:name="page4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text:p>
          </draw:text-box>
        </draw:frame>
        <draw:frame presentation:style-name="pr5" draw:layer="layout" svg:width="25.191cm" svg:height="13.864cm" svg:x="1.524cm" svg:y="4.344cm" presentation:class="outline" presentation:user-transformed="true">
          <draw:text-box>
            <text:list text:style-name="L1">
              <text:list-item>
                <text:p>Planner hook, by Peter Geoghegan</text:p>
              </text:list-item>
            </text:list>
            <text:list text:style-name="L3">
              <text:list-item>
                <text:list>
                  <text:list-item>
                    <text:p>post_parse_analyze_hook</text:p>
                  </text:list-item>
                  <text:list-item>
                    <text:p>Get control at end of parse analysis</text:p>
                  </text:list-item>
                  <text:list-item>
                    <text:p>Query normalisation within pg_stat_statements</text:p>
                  </text:list-item>
                </text:list>
              </text:list-item>
            </text:list>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text-style-name="P4" draw:layer="layout" svg:width="16.799cm" svg:height="13.364cm" svg:x="2.1cm" svg:y="14.107cm" presentation:class="notes">
            <draw:text-box>
              <text:p><text:span text:style-name="T9">?</text:span></text:p>
            </draw:text-box>
          </draw:frame>
        </presentation:notes>
      </draw:page>
      <draw:page draw:name="page4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2">:</text:span></text:p>
              </text:list-item>
            </text:list>
            <text:list text:style-name="L3">
              <text:list-item>
                <text:list>
                  <text:list-item>
                    <text:p><text:span text:style-name="T12">https://github.com/gleu/Hooks-in-PostgreSQL</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Hooks in PostgreSQL</dc:title>
    <meta:creation-date>2012-01-06T09:38:46</meta:creation-date>
    <dc:language>en-US</dc:language>
    <meta:editing-cycles>28</meta:editing-cycles>
    <meta:editing-duration>P1DT3H36M41S</meta:editing-duration>
    <meta:initial-creator>Guillaume Lelarge</meta:initial-creator>
    <dc:date>2012-05-12T11:54:14</dc:date>
    <dc:creator>Guillaume Lelarge</dc:creator>
    <meta:document-statistic meta:object-count="228"/>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